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83in"/>
    </style:style>
    <style:style style:name="ro1" style:family="table-row">
      <style:table-row-properties style:row-height="0.5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DPWR" table:style-name="ta1">
        <table:shapes>
          <draw:frame draw:z-index="0" draw:style-name="gr1" draw:text-style-name="P1" svg:width="14.3504in" svg:height="10.5008in" svg:x="3.2638in" svg:y="4.2752in">
            <draw:object draw:notify-on-update-of-ranges="CMDPWR.A1:CMDPWR.A1 CMDPWR.A52:CMDPWR.A102 CMDPWR.C1:CMDPWR.C1 CMDPWR.C52:CMDPWR.C102 CMDPWR.A2:CMDPWR.A102 CMDPWR.A1:CMDPWR.A1 CMDPWR.A2:CMDPWR.A102 CMDPWR.B1:CMDPWR.B1 CMDPWR.B2:CMDPWR.B52 CMDPWR.A2:CMDPWR.A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MDPWR</text:p>
            <text:p>ECM %</text:p>
          </table:table-cell>
          <table:table-cell table:style-name="Default" office:value-type="string" calcext:value-type="string">
            <text:p/>
            <text:p>Regen Remap</text:p>
            <text:p>Goal (Manual)</text:p>
          </table:table-cell>
          <table:table-cell table:style-name="Default" office:value-type="string" calcext:value-type="string">
            <text:p/>
            <text:p>Assist Remap</text:p>
            <text:p>Goal (Manual)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2"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ax Rege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number-columns-repeated="3" table:style-name="ce1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style-name="Default"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style-name="Default"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style-name="Default"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style-name="Default"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style-name="Default"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style-name="Default"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style-name="Default" office:value-type="float" office:value="53" calcext:value-type="float">
            <text:p>53</text:p>
          </table:table-cell>
          <table:table-cell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Default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Default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style-name="Default"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Default"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style-name="Default"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style-name="Default"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style-name="Default" office:value-type="float" office:value="74" calcext:value-type="float">
            <text:p>74</text:p>
          </table:table-cell>
          <table:table-cell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Default"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Default"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style-name="Default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Default"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Default" office:value-type="float" office:value="87" calcext:value-type="float">
            <text:p>87</text:p>
          </table:table-cell>
          <table:table-cell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Default"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Default"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Default"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Max Assist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23:14:08.486035166</meta:creation-date>
    <dc:date>2024-06-05T03:13:59.456198874</dc:date>
    <meta:editing-duration>PT3H59M47S</meta:editing-duration>
    <meta:editing-cycles>7</meta:editing-cycles>
    <meta:generator>LibreOffice/7.4.7.2$MacOSX_X86_64 LibreOffice_project/723314e595e8007d3cf785c16538505a1c878ca5</meta:generator>
    <meta:document-statistic meta:table-count="1" meta:cell-count="2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interval-major="10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" chart:maximum="100" chart:origin="0" chart:interval-major="1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6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5" style:family="chart">
      <style:chart-properties chart:regression-name="" chart:regression-max-degree="7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a933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451cm" svg:height="26.673cm" xlink:href=".." xlink:type="simple" chart:class="chart:scatter" chart:style-name="ch1">
        <chart:title svg:x="15.989cm" svg:y="0cm" chart:style-name="ch2">
          <text:p>CMDPWR remapping</text:p>
        </chart:title>
        <chart:legend chart:legend-position="end" svg:x="29.612cm" svg:y="6.421cm" style:legend-expansion="custom" svg:width="4.685cm" svg:height="8.028cm" style:legend-expansion-aspect-ratio="0.583582461385152" chart:style-name="ch3"/>
        <chart:plot-area chart:style-name="ch4" table:cell-range-address="CMDPWR.A1:CMDPWR.A102 CMDPWR.A52:CMDPWR.A102 CMDPWR.B1:CMDPWR.C1 CMDPWR.C52:CMDPWR.C102 CMDPWR.B2:CMDPWR.B52" chart:data-source-has-labels="row" svg:x="0.728cm" svg:y="0.591cm" svg:width="28.631cm" svg:height="25.355cm">
          <chart:coordinate-region svg:x="1.577cm" svg:y="0.791cm" svg:width="27.481cm" svg:height="24.506cm"/>
          <chart:axis chart:dimension="x" chart:name="primary-x" chart:style-name="ch5">
            <chart:title svg:x="13.193cm" svg:y="26.109cm" chart:style-name="ch6">
              <text:p>ECM CMDPWR Request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78cm" svg:y="15.244cm" chart:style-name="ch10">
              <text:p>Modified CMDPWR Request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CMDPWR.C52:CMDPWR.C102" chart:label-cell-address="CMDPWR.C1:CMDPWR.C1" chart:class="chart:scatter">
            <chart:domain table:cell-range-address="CMDPWR.A52:CMDPWR.A102"/>
            <chart:regression-curve chart:style-name="ch12"/>
            <chart:data-point chart:repeated="51"/>
          </chart:series>
          <chart:series chart:style-name="ch13" chart:values-cell-range-address="CMDPWR.A2:CMDPWR.A102" chart:label-cell-address="CMDPWR.A1:CMDPWR.A1" chart:class="chart:scatter">
            <chart:domain table:cell-range-address="CMDPWR.A2:CMDPWR.A102"/>
            <chart:data-point chart:repeated="101"/>
          </chart:series>
          <chart:series chart:style-name="ch14" chart:values-cell-range-address="CMDPWR.B2:CMDPWR.B52" chart:label-cell-address="CMDPWR.B1:CMDPWR.B1" chart:class="chart:scatter">
            <chart:domain table:cell-range-address="CMDPWR.A2:CMDPWR.A52"/>
            <chart:regression-curve chart:style-name="ch15"/>
            <chart:data-point chart:repeated="5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
Assist Remap
Goal (Manual)</text:p>
                <draw:g>
                  <svg:desc>CMDPWR.C1:CMDPWR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MDPWR
ECM %</text:p>
                <draw:g>
                  <svg:desc>CMDPWR.A1:CMDPWR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
Regen Remap
Goal (Manual)</text:p>
                <draw:g>
                  <svg:desc>CMDPWR.B1:CMDPW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CMDPWR.A52:CMDPWR.A102</svg:desc>
                </draw:g>
              </table:table-cell>
              <table:table-cell office:value-type="float" office:value="50">
                <text:p>50</text:p>
                <draw:g>
                  <svg:desc>CMDPWR.C52:CMDPWR.C102</svg:desc>
                </draw:g>
              </table:table-cell>
              <table:table-cell office:value-type="float" office:value="0">
                <text:p>0</text:p>
                <draw:g>
                  <svg:desc>CMDPWR.A2:CMDPWR.A102</svg:desc>
                </draw:g>
              </table:table-cell>
              <table:table-cell office:value-type="float" office:value="0">
                <text:p>0</text:p>
                <draw:g>
                  <svg:desc>CMDPWR.A2:CMDPWR.A102</svg:desc>
                </draw:g>
              </table:table-cell>
              <table:table-cell office:value-type="float" office:value="0">
                <text:p>0</text:p>
                <draw:g>
                  <svg:desc>CMDPWR.A2:CMDPWR.A52</svg:desc>
                </draw:g>
              </table:table-cell>
              <table:table-cell office:value-type="float" office:value="0">
                <text:p>0</text:p>
                <draw:g>
                  <svg:desc>CMDPWR.B2:CMDPWR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